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999999" draw:textarea-horizontal-align="justify" draw:textarea-vertical-align="middle" draw:auto-grow-height="false" fo:min-height="2.65cm" fo:min-width="14.5cm"/>
    </style:style>
    <style:style style:name="gr2" style:family="graphic" style:parent-style-name="standard">
      <style:graphic-properties svg:stroke-color="#999999" draw:fill-color="#7da7d8" draw:textarea-horizontal-align="justify" draw:textarea-vertical-align="middle" draw:auto-grow-height="false" fo:min-height="1.75cm" fo:min-width="14.5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5.75cm" fo:min-width="6.5cm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2.75cm" fo:min-width="7.5cm"/>
    </style:style>
    <style:style style:name="gr5" style:family="graphic" style:parent-style-name="standard">
      <style:graphic-properties draw:fill-color="#f58220" draw:textarea-horizontal-align="justify" draw:textarea-vertical-align="middle" draw:auto-grow-height="false" fo:min-height="2.55cm" fo:min-width="6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91cm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2.85cm" fo:min-width="6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79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16" style:family="graphic" style:parent-style-name="objectwithoutfill">
      <style:graphic-properties draw:stroke="dash" draw:stroke-dash="Dashed_20__28_var_29_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cm"/>
    </style:style>
    <style:style style:name="gr18" style:family="graphic" style:parent-style-name="standard">
      <style:graphic-properties draw:fill-color="#999999" draw:textarea-horizontal-align="justify" draw:textarea-vertical-align="middle" draw:auto-grow-height="false" fo:min-height="9.75cm" fo:min-width="5.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da7d8"/>
      <style:paragraph-properties fo:text-align="center"/>
    </style:style>
    <style:style style:name="P4" style:family="paragraph">
      <loext:graphic-properties draw:fill-color="#fff685"/>
      <style:paragraph-properties fo:text-align="center"/>
    </style:style>
    <style:style style:name="P5" style:family="paragraph">
      <loext:graphic-properties draw:fill-color="#f5822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language="sv" fo:country="SE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2.9cm" svg:x="3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cm" svg:height="2cm" svg:x="3cm" svg:y="22cm">
          <text:p text:style-name="P2">Driv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6cm" svg:x="3cm" svg:y="16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cm" svg:height="3cm" svg:x="10cm" svg:y="19cm">
          <text:p text:style-name="P2">Agen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3cm" svg:height="2.8cm" svg:x="10.6cm" svg:y="8.1cm">
          <text:p text:style-name="P2">Manager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cm" svg:y1="10.8cm" svg:x2="11.9cm" svg:y2="19cm">
          <text:p/>
        </draw:line>
        <draw:line draw:style-name="gr6" draw:text-style-name="P6" draw:layer="layout" svg:x1="15cm" svg:y1="19cm" svg:x2="15cm" svg:y2="10.8cm">
          <text:p/>
        </draw:line>
        <draw:frame draw:style-name="gr7" draw:text-style-name="P7" draw:layer="layout" svg:width="4.591cm" svg:height="1.195cm" svg:x="8.4cm" svg:y="2.9cm">
          <draw:text-box>
            <text:p><text:span text:style-name="T1">Co-located</text:span></text:p>
          </draw:text-box>
        </draw:frame>
        <draw:custom-shape draw:style-name="gr8" draw:text-style-name="P1" draw:layer="layout" svg:width="7.4cm" svg:height="3.1cm" svg:x="10.6cm" svg:y="5cm">
          <text:p text:style-name="P2">GUI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245cm" svg:height="0.962cm" svg:x="7.7cm" svg:y="25.3cm">
          <draw:text-box>
            <text:p><text:span text:style-name="T2">Hardware</text:span></text:p>
          </draw:text-box>
        </draw:frame>
        <draw:frame draw:style-name="gr10" draw:text-style-name="P9" draw:layer="layout" svg:width="1.857cm" svg:height="0.806cm" svg:x="10.9cm" svg:y="10cm">
          <draw:text-box>
            <text:p><text:span text:style-name="T3">stdout</text:span></text:p>
          </draw:text-box>
        </draw:frame>
        <draw:frame draw:style-name="gr11" draw:text-style-name="P10" draw:layer="layout" svg:width="1.84cm" svg:height="0.962cm" svg:x="14.1cm" svg:y="10cm">
          <draw:text-box>
            <text:p><text:span text:style-name="T4">stdin</text:span></text:p>
          </draw:text-box>
        </draw:frame>
        <draw:frame draw:style-name="gr11" draw:text-style-name="P10" draw:layer="layout" svg:width="1.84cm" svg:height="0.962cm" svg:x="11.1cm" svg:y="19.1cm">
          <draw:text-box>
            <text:p><text:span text:style-name="T4">stdin</text:span></text:p>
          </draw:text-box>
        </draw:frame>
        <draw:frame draw:style-name="gr12" draw:text-style-name="P10" draw:layer="layout" svg:width="2.229cm" svg:height="0.962cm" svg:x="13.9cm" svg:y="19cm">
          <draw:text-box>
            <text:p><text:span text:style-name="T4">stdout</text:span></text:p>
          </draw:text-box>
        </draw:frame>
        <draw:custom-shape draw:style-name="gr13" draw:text-style-name="P11" draw:layer="layout" svg:width="0.4cm" svg:height="0.4cm" svg:x="6.4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8cm" svg:height="1.3cm" svg:x="13cm" svg:y="23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8" draw:layer="layout" svg:width="4.134cm" svg:height="0.962cm" svg:x="13.7cm" svg:y="23.6cm">
          <draw:text-box>
            <text:p>SPI interface</text:p>
          </draw:text-box>
        </draw:frame>
        <draw:line draw:style-name="gr16" draw:text-style-name="P6" draw:layer="layout" svg:x1="11cm" svg:y1="13.95cm" svg:x2="16.201cm" svg:y2="13.95cm">
          <text:p/>
        </draw:line>
        <draw:frame draw:style-name="gr17" draw:text-style-name="P8" draw:layer="layout" svg:width="4.32cm" svg:height="0.962cm" svg:x="16.3cm" svg:y="13.2cm">
          <draw:text-box>
            <text:p>CAT interface</text:p>
          </draw:text-box>
        </draw:frame>
        <draw:custom-shape draw:style-name="gr18" draw:text-style-name="P1" draw:layer="layout" svg:width="5.9cm" svg:height="10cm" svg:x="3.5cm" svg:y="5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3.177cm" svg:height="1.673cm" svg:x="4.8cm" svg:y="7.3cm">
          <draw:text-box>
            <text:p>User</text:p>
            <text:p>program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2T08:12:15.607936988</meta:creation-date>
    <dc:date>2019-03-05T12:38:54.737751869</dc:date>
    <meta:editing-duration>PT56M35S</meta:editing-duration>
    <meta:editing-cycles>10</meta:editing-cycles>
    <meta:generator>LibreOffice/6.0.7.3$Linux_X86_64 LibreOffice_project/00m0$Build-3</meta:generator>
    <meta:document-statistic meta:object-count="21"/>
  </office:meta>
</office:document-meta>
</file>